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C0000012E69B25A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93cm" svg:height="20.861cm" svg:x="0.107cm" svg:y="0.139cm">
          <draw:image xlink:href="Pictures/10000000000001AC0000012E69B25A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1:15:01.548297459</meta:creation-date>
    <dc:date>2014-10-02T11:15:36.317509738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